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502.84pt"/>
    </style:style>
    <style:style style:name="co3" style:family="table-column">
      <style:table-column-properties fo:break-before="auto" style:column-width="666.06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9.54pt" fo:break-before="auto" style:use-optimal-row-height="true"/>
    </style:style>
    <style:style style:name="ro3" style:family="table-row">
      <style:table-row-properties style:row-height="27.5pt" fo:break-before="auto" style:use-optimal-row-height="true"/>
    </style:style>
    <style:style style:name="ro4" style:family="table-row">
      <style:table-row-properties style:row-height="84.1pt" fo:break-before="auto" style:use-optimal-row-height="false"/>
    </style:style>
    <style:style style:name="ro5" style:family="table-row">
      <style:table-row-properties style:row-height="41.24pt" fo:break-before="auto" style:use-optimal-row-height="true"/>
    </style:style>
    <style:style style:name="ro6" style:family="table-row">
      <style:table-row-properties style:row-height="27.84pt" fo:break-before="auto" style:use-optimal-row-height="true"/>
    </style:style>
    <style:style style:name="ro7" style:family="table-row">
      <style:table-row-properties style:row-height="242.11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2" style:family="text">
      <style:text-properties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="Liberation Sans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e181e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7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 fo:color="#ce181e"/>
    </style:style>
    <style:style style:name="T8" style:family="text">
      <style:text-properties style:font-name="Liberation Sans" style:text-overline-style="none" style:text-overline-color="font-color" style:text-emphasize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fo:font-weight="normal" fo:font-size="12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2pt" style:font-weight-complex="normal" style:font-style-complex="normal" style:font-relief="none"/>
    </style:style>
    <style:style style:name="T9" style:family="text">
      <style:text-properties style:font-name="Liberation Sans" style:text-overline-style="none" style:text-overline-color="font-color" style:text-emphasize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fo:font-weight="normal" fo:font-size="12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2pt" style:font-weight-complex="normal" style:font-style-complex="normal" style:font-relief="none" fo:color="#ce181e"/>
    </style:style>
    <style:style style:name="T10" style:family="text">
      <style:text-properties fo:language="en" fo:country="US" fo:font-size="12pt" style:font-name-asian="Noto Sans CJK SC" style:text-line-through-mode="continuous" style:font-name-complex="Lohit Devanagari" fo:font-weight="normal" style:text-underline-style="none" style:text-underline-color="font-color" style:text-line-through-type="none" fo:font-style="normal" style:text-outline="false" fo:text-shadow="none" style:font-name="Liberation Sans" style:language-complex="hi" style:country-complex="IN" style:font-style-complex="normal" style:font-style-asian="normal" style:font-weight-complex="normal" style:font-weight-asian="normal" style:font-size-complex="12pt" style:font-size-asian="12pt" style:language-asian="zh" style:country-asian="CN" style:text-emphasize="none" style:font-relief="none" style:text-overline-style="none" style:text-overline-color="font-color"/>
    </style:style>
    <style:style style:name="T11" style:family="text">
      <style:text-properties fo:language="en" fo:country="US" fo:font-size="12pt" style:font-name-asian="Noto Sans CJK SC" style:text-line-through-mode="continuous" style:font-name-complex="Lohit Devanagari" fo:font-weight="normal" style:text-underline-style="none" style:text-underline-color="font-color" style:text-line-through-type="none" fo:font-style="normal" style:text-outline="false" fo:text-shadow="none" style:font-name="Liberation Sans" style:language-complex="hi" style:country-complex="IN" style:font-style-complex="normal" style:font-style-asian="normal" style:font-weight-complex="normal" style:font-weight-asian="normal" style:font-size-complex="12pt" style:font-size-asian="12pt" style:language-asian="zh" style:country-asian="CN" style:text-emphasize="none" style:font-relief="none" style:text-overline-style="none" style:text-overline-color="font-color" fo:color="#ce181e"/>
    </style:style>
    <style:style style:name="T12" style:family="text">
      <style:text-properties style:font-name="Liberation Sans" style:text-overline-style="none" style:text-overline-color="font-color" style:font-relief="none" style:text-emphasize="none" style:language-asian="zh" style:country-asian="CN" style:font-size-asian="12pt" style:font-size-complex="12pt" style:font-weight-asian="normal" style:font-weight-complex="normal" style:font-style-asian="normal" style:font-style-complex="normal" style:language-complex="hi" style:country-complex="IN" fo:language="en" fo:country="US" fo:text-shadow="none" style:text-outline="false" fo:font-style="normal" style:text-line-through-type="none" style:text-underline-style="none" style:text-underline-color="font-color" fo:font-weight="normal" style:font-name-complex="Lohit Devanagari" style:text-line-through-mode="continuous" style:font-name-asian="Noto Sans CJK SC" fo:font-size="12pt"/>
    </style:style>
    <style:style style:name="T13" style:family="text">
      <style:text-properties style:font-name="Liberation Sans" style:text-overline-style="none" style:text-overline-color="font-color" style:font-relief="none" style:text-emphasize="none" style:language-asian="zh" style:country-asian="CN" style:font-size-asian="12pt" style:font-size-complex="12pt" style:font-weight-asian="normal" style:font-weight-complex="normal" style:font-style-asian="normal" style:font-style-complex="normal" style:language-complex="hi" style:country-complex="IN" fo:language="en" fo:country="US" fo:text-shadow="none" style:text-outline="false" fo:font-style="normal" style:text-line-through-type="none" style:text-underline-style="none" style:text-underline-color="font-color" fo:font-weight="normal" style:font-name-complex="Lohit Devanagari" style:text-line-through-mode="continuous" style:font-name-asian="Noto Sans CJK SC" fo:font-size="12pt" fo:color="#ce181e"/>
    </style:style>
    <style:style style:name="T14" style:family="text">
      <style:text-properties style:language-complex="hi" style:country-complex="IN" fo:font-size="12pt" style:font-name-asian="Noto Sans CJK SC" style:text-line-through-mode="continuous" style:font-name-complex="Lohit Devanagari" fo:font-weight="normal" style:text-underline-style="none" style:text-underline-color="font-color" style:text-line-through-type="none" fo:font-style="normal" style:text-outline="false" fo:text-shadow="none" fo:language="en" fo:country="US" style:font-name="Liberation Sans" style:font-style-complex="normal" style:font-style-asian="normal" style:font-weight-complex="normal" style:font-weight-asian="normal" style:font-size-complex="12pt" style:font-size-asian="12pt" style:language-asian="zh" style:country-asian="CN" style:text-emphasize="none" style:font-relief="none" style:text-overline-style="none" style:text-overline-color="font-color"/>
    </style:style>
    <style:style style:name="T15" style:family="text">
      <style:text-properties fo:language="en" fo:country="US" style:text-underline-style="none" style:text-underline-color="font-color" style:font-name-asian="Noto Sans CJK SC" style:text-line-through-mode="continuous" style:font-name-complex="Lohit Devanagari" style:font-name="Liberation Sans" fo:font-size="12pt" style:text-line-through-type="none" fo:font-style="normal" style:text-outline="false" fo:text-shadow="none" fo:font-weight="normal" style:language-complex="hi" style:country-complex="IN" style:font-style-complex="normal" style:font-style-asian="normal" style:font-weight-complex="normal" style:font-weight-asian="normal" style:font-size-complex="12pt" style:font-size-asian="12pt" style:language-asian="zh" style:country-asian="CN" style:text-emphasize="none" style:font-relief="none" style:text-overline-style="none" style:text-overline-color="font-color"/>
    </style:style>
    <style:style style:name="T16" style:family="text">
      <style:text-properties fo:language="en" fo:country="US" style:text-underline-style="none" style:text-underline-color="font-color" style:font-name-asian="Noto Sans CJK SC" style:text-line-through-mode="continuous" style:font-name-complex="Lohit Devanagari" style:font-name="Liberation Sans" fo:font-size="12pt" style:text-line-through-type="none" fo:font-style="normal" style:text-outline="false" fo:text-shadow="none" fo:font-weight="normal" style:language-complex="hi" style:country-complex="IN" style:font-style-complex="normal" style:font-style-asian="normal" style:font-weight-complex="normal" style:font-weight-asian="normal" style:font-size-complex="12pt" style:font-size-asian="12pt" style:language-asian="zh" style:country-asian="CN" style:text-emphasize="none" style:font-relief="none" style:text-overline-style="none" style:text-overline-color="font-color" fo:color="#ce181e"/>
    </style:style>
    <style:style style:name="T17" style:family="text">
      <style:text-properties fo:font-weight="normal" style:text-overline-style="none" style:text-overline-color="font-color" style:font-relief="none" style:text-emphasize="none" style:language-asian="zh" style:country-asian="CN" style:font-size-asian="12pt" style:font-size-complex="12pt" style:font-weight-asian="normal" style:font-weight-complex="normal" style:font-style-asian="normal" style:font-style-complex="normal" style:language-complex="hi" style:country-complex="IN" fo:language="en" fo:country="US" fo:text-shadow="none" style:text-outline="false" fo:font-style="normal" style:text-line-through-type="none" fo:font-size="12pt" style:font-name="Liberation Sans" style:font-name-complex="Lohit Devanagari" style:text-line-through-mode="continuous" style:font-name-asian="Noto Sans CJK SC" style:text-underline-style="none" style:text-underline-color="font-color"/>
    </style:style>
    <style:style style:name="T18" style:family="text">
      <style:text-properties fo:font-weight="normal" style:text-overline-style="none" style:text-overline-color="font-color" style:font-relief="none" style:text-emphasize="none" style:language-asian="zh" style:country-asian="CN" style:font-size-asian="12pt" style:font-size-complex="12pt" style:font-weight-asian="normal" style:font-weight-complex="normal" style:font-style-asian="normal" style:font-style-complex="normal" style:language-complex="hi" style:country-complex="IN" fo:language="en" fo:country="US" fo:text-shadow="none" style:text-outline="false" fo:font-style="normal" style:text-line-through-type="none" fo:font-size="12pt" style:font-name="Liberation Sans" style:font-name-complex="Lohit Devanagari" style:text-line-through-mode="continuous" style:font-name-asian="Noto Sans CJK SC" style:text-underline-style="none" style:text-underline-color="font-color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 STORY</text:p>
          </table:table-cell>
          <table:table-cell office:value-type="string" calcext:value-type="string">
            <text:p>ACCEPTANCE CRITERIA</text:p>
          </table:table-cell>
          <table:table-cell table:style-name="Default" office:value-type="string" calcext:value-type="string">
            <text:p>PRIORIT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table:style-name="ce3" office:value-type="string" calcext:value-type="string">
            <text:p>As a user; I want to add my other social media accounts as a link. </text:p>
            <text:p>So that,  I can share my comment and photos about the application, </text:p>
            <text:p>Dance events or feeling.</text:p>
          </table:table-cell>
          <table:table-cell/>
          <table:table-cell office:value-type="string" calcext:value-type="string">
            <text:p>COU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As a user, I want  to evaluate this application. So that , App creators fix bugs, </text:p>
            <text:p>Handle issues, and improve the app</text:p>
          </table:table-cell>
          <table:table-cell/>
          <table:table-cell office:value-type="string" calcext:value-type="string">
            <text:p>COULD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As a system I want to match the users in accordance with their profiles so that</text:p>
            <text:p>they connect with each other</text:p>
          </table:table-cell>
          <table:table-cell office:value-type="string" calcext:value-type="string">
            <text:p><text:span text:style-name="T1"> *Each user in the list of match user should display a "Contact me" button</text:span></text:p>
            <text:p><text:span text:style-name="T2">*When a user clicks the “Contact Me” button, invited user should receive the invitation</text:span></text:p>
            <text:p><text:span text:style-name="T1">*Invited user should be able to see the requests of other users</text:span></text:p>
            <text:p><text:span text:style-name="T1">*When the invited user accepts the invitation, both of them should be able to their email addresses</text:span></text:p>
            <text:p><text:span text:style-name="T3">*The user who clicked on "contact me" should see a list of all the person he tried to contact</text:span></text:p>
            <text:p/>
            <text:p/>
          </table:table-cell>
          <table:table-cell office:value-type="string" calcext:value-type="string">
            <text:p>MUS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</text:p>
          </table:table-cell>
          <table:table-cell office:value-type="string" calcext:value-type="string">
            <text:p>As a user I want to see the dance events so that the user can select the events he/she</text:p>
            <text:p>want to join</text:p>
            <text:p/>
          </table:table-cell>
          <table:table-cell table:style-name="ce5" office:value-type="string" calcext:value-type="string">
            <text:p>* A user should be able to see the detailed information about the event by clicking the link</text:p>
            <text:p>* A user should be able to filter the events by <text:span text:style-name="T4">searching or selecting</text:span></text:p>
          </table:table-cell>
          <table:table-cell office:value-type="string" calcext:value-type="string">
            <text:p>MUS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</text:p>
          </table:table-cell>
          <table:table-cell office:value-type="string" calcext:value-type="string">
            <text:p>As a system I want to send invitation mails to the users for</text:p>
            <text:p>the upcoming events so that the user can follow up the events</text:p>
          </table:table-cell>
          <table:table-cell office:value-type="string" calcext:value-type="string">
            <text:p>* A user should be able to see the events short descriptions in his/her email</text:p>
          </table:table-cell>
          <table:table-cell office:value-type="string" calcext:value-type="string">
            <text:p>MIGH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</text:p>
          </table:table-cell>
          <table:table-cell office:value-type="string" calcext:value-type="string">
            <text:p>As I user when I logout from one device I would like to logout from all devices that </text:p>
            <text:p>I previously logged in so that I can secure my account</text:p>
          </table:table-cell>
          <table:table-cell office:value-type="string" calcext:value-type="string">
            <text:p>* A user should be able to see the detailed information about the event by clicking the link * A user should be able to filter the events by searching or selecting</text:p>
          </table:table-cell>
          <table:table-cell office:value-type="string" calcext:value-type="string">
            <text:p>COU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s a user I want to login to my personal page so that I can follow my individual events</text:p>
          </table:table-cell>
          <table:table-cell office:value-type="string" calcext:value-type="string">
            <text:p>* A user should be able to login with his/her mail address</text:p>
          </table:table-cell>
          <table:table-cell office:value-type="string" calcext:value-type="string">
            <text:p>MUS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H</text:p>
          </table:table-cell>
          <table:table-cell office:value-type="string" calcext:value-type="string">
            <text:p>As a system I want to to able to fetch events from external service so that it can present the</text:p>
            <text:p>Events to the user</text:p>
          </table:table-cell>
          <table:table-cell office:value-type="string" calcext:value-type="string">
            <text:p>* A system should be able to retrieve events from an API service and store it in the database</text:p>
          </table:table-cell>
          <table:table-cell office:value-type="string" calcext:value-type="string">
            <text:p>MUS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I</text:p>
          </table:table-cell>
          <table:table-cell office:value-type="string" calcext:value-type="string">
            <text:p>As a user I want to create my profile along with my desired partner profile so that any user can</text:p>
            <text:p>find me</text:p>
          </table:table-cell>
          <table:table-cell office:value-type="string" calcext:value-type="string">
            <text:p>* A user should be able to write his/her name in a text box</text:p>
            <text:p><text:span text:style-name="T5">* A user should be able to write his/her surname in a text box</text:span></text:p>
            <text:p><text:span text:style-name="T6">* A user should be able to write his/her email in a text box</text:span></text:p>
            <text:p><text:span text:style-name="T6">* A user should be able to write his/her password in a text box</text:span></text:p>
            <text:p><text:span text:style-name="T6">* A user should be able to write his/her </text:span><text:span text:style-name="T7">gender</text:span><text:span text:style-name="T6"> in a select box</text:span></text:p>
            <text:p><text:span text:style-name="T8">* A user should be able to write his/her </text:span><text:span text:style-name="T9">age range </text:span><text:span text:style-name="T8">in a select box</text:span></text:p>
            <text:p><text:span text:style-name="T6">* A user should be able to write his/her </text:span><text:span text:style-name="T7">weight</text:span><text:span text:style-name="T6"> range in a select box</text:span></text:p>
            <text:p><text:span text:style-name="T6">* A user should be able to write his/her </text:span><text:span text:style-name="T7">height</text:span><text:span text:style-name="T6"> range (120-140, 140-160, 160-180, 180-200) in a check box</text:span></text:p>
            <text:p><text:span text:style-name="T6">* A user should be able to write his/her location (city) in a select box</text:span></text:p>
            <text:p><text:span text:style-name="T8">* A user should be able to write his/her </text:span><text:span text:style-name="T9">dance interest </text:span><text:span text:style-name="T8">in a check box</text:span></text:p>
            <text:p><text:span text:style-name="T6">* A user should be able to write his/her desired partner’s </text:span><text:span text:style-name="T7">gender</text:span><text:span text:style-name="T6"> in a select box</text:span></text:p>
            <text:p><text:span text:style-name="T10">* A user should be able to write his/her desired partner’s </text:span><text:span text:style-name="T11">age range </text:span><text:span text:style-name="T10">in a select box</text:span></text:p>
            <text:p><text:span text:style-name="T12">  (18-25, 25-35, 35-45, 45-55, 55-65)</text:span></text:p>
            <text:p><text:span text:style-name="T12">* A user should be able to write his/her desired partner’s </text:span><text:span text:style-name="T13">weight</text:span><text:span text:style-name="T12"> range </text:span></text:p>
            <text:p><text:span text:style-name="T14">  (60-65, 65-70, 70-75, 75-80, 80-85, 85-90) in a select box</text:span></text:p>
            <text:p><text:span text:style-name="T15">* A user should be able to write his/her desired partner’s </text:span><text:span text:style-name="T16">height</text:span><text:span text:style-name="T15"> range </text:span></text:p>
            <text:p><text:span text:style-name="T17">  (120-140, 140-160, 160-180, 180-200) in a radio button</text:span></text:p>
            <text:p><text:span text:style-name="T17">* A user should be able to write his/her desired partner’s </text:span><text:span text:style-name="T18">dance interest </text:span><text:span text:style-name="T17">in a radio button</text:span></text:p>
          </table:table-cell>
          <table:table-cell office:value-type="string" calcext:value-type="string">
            <text:p>MUST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8:47:31.801023948</meta:creation-date>
    <dc:date>2020-03-11T20:31:50.796545890</dc:date>
    <meta:editing-duration>PT1H12M34S</meta:editing-duration>
    <meta:editing-cycles>27</meta:editing-cycles>
    <meta:generator>LibreOffice/6.0.7.3$Linux_X86_64 LibreOffice_project/00m0$Build-3</meta:generator>
    <meta:document-statistic meta:table-count="1" meta:cell-count="38" meta:object-count="0"/>
  </office:meta>
</office:document-meta>
</file>